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7.5047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402in"/>
    </style:style>
    <style:style style:name="ro1" style:family="table-row">
      <style:table-row-properties style:row-height="1.09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ndiviudal scrip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5" office:value-type="string" calcext:value-type="string">
            <text:p>script</text:p>
          </table:table-cell>
          <table:table-cell table:style-name="ce5" office:value-type="string" calcext:value-type="string">
            <text:p><text:s text:c="2"/>Gridded edited (y/n)</text:p>
          </table:table-cell>
          <table:table-cell table:style-name="ce5" office:value-type="string" calcext:value-type="string">
            <text:p>integrated edited (y/n)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o do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B0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0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ard coding for .mat filel prefix ( input of this script) needs to be changed in outpout of of a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03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hard coding “years” var</text:p>
          </table:table-cell>
          <table:table-cell office:value-type="string" calcext:value-type="string">
            <text:p>%% change in settings.py in future. And in pipepl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%% todo-&gt;settings/macro. var bel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## todo-&gt;settings/macro. var bel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3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5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6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7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8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9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add other OMZ’s, ocena basin in script bod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no instnace of &lt;PY:DEPTH_INDEX&gt; in macros. What is ‘ depthIdx’ ? Why resize “windowgp” to 5 ? possible from implemeant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need add Ep in script bod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04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05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*note “DEPTH_IDX: variable created it this scrip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08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window_size_gp = 5 is hardode, could change direcpty stucture variab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09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sames as above script, additional “INTEGRATION_LENGTH = 190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“” plus depth_idx=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2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see argument parser, will this run in shell script? Girdde versu integrated, user defined at command windw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5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“ “ as ab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4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“ “ as above, many hard coding ls sse comment sections, line 45- 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6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“ “ as ab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1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as above see par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2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as above see par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igure parameters will need closer insp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igure parameters will need closer insp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igure parameters will need closer insp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7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see link in commnets about licnes from MIT. Crea dynaimc clor variables fro different variab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3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hange directory for figures in script body, od add the shell script</text:p>
          </table:table-cell>
          <table:table-cell table:number-columns-repeated="1020"/>
        </table:table-row>
      </table:table>
      <table:table table:name="Sheet2" table:style-name="ta1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add to al matlabfiles</text:p>
          </table:table-cell>
          <table:table-cell/>
        </table:table-row>
        <table:table-row table:style-name="ro2">
          <table:table-cell office:value-type="string" calcext:value-type="string">
            <text:p>addpath(genpath(pwd))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0:54:01.302267579</meta:creation-date>
    <dc:date>2023-08-07T10:12:08.856210304</dc:date>
    <meta:editing-duration>PT5H57M56S</meta:editing-duration>
    <meta:editing-cycles>33</meta:editing-cycles>
    <meta:generator>LibreOffice/7.3.7.2$Linux_X86_64 LibreOffice_project/30$Build-2</meta:generator>
    <meta:document-statistic meta:table-count="2" meta:cell-count="99" meta:object-count="0"/>
  </office:meta>
</office:document-meta>
</file>